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987643908422631489"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378647315240904387"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428492525760481655"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993256851484161972"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20921547343712271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245946907069973508"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7457465840751198492"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879174592034350511"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5427308" text:continue-list="list7457465840751198492"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475542623627934648"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12905"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26809"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416503"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441069"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34169"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2705766791451524148"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7861084156143955"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3499479670539663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22658"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184282965370768721"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10961771502559199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622667830355243194" text:style-name="L15">
        <text:list-item>
          <text:list>
            <text:list-header>
              <text:p text:style-name="P172">1.5 miles averaging about 9:40/mile and rest 1 min</text:p>
            </text:list-header>
          </text:list>
        </text:list-item>
      </text:list>
      <text:p text:style-name="P23">1 mile in 8:26 and rest 2 min</text:p>
      <text:list xml:id="list37901036941409667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038073947065218023"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26727"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384214097248967727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04764361268243763"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804081948620837529"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5413950" text:continue-list="list3604764361268243763" text:style-name="L19">
        <text:list-item>
          <text:list>
            <text:list-header>
              <text:p text:style-name="P176">(Pace*HR)=1240</text:p>
            </text:list-header>
          </text:list>
        </text:list-item>
      </text:list>
      <text:list xml:id="list35420678" text:continue-list="list3842140972489677272" text:style-name="L18">
        <text:list-item>
          <text:list>
            <text:list-header>
              <text:p text:style-name="P175">2 miles at 10:46/mile Ave HR= 121 bpm and rest a few minutes</text:p>
            </text:list-header>
          </text:list>
        </text:list-item>
      </text:list>
      <text:list xml:id="list35415349" text:continue-list="list35413950"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41363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70136937165599882"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54258342036041651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366010217163430551"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833567222437294856" text:style-name="L24">
        <text:list-item>
          <text:p text:style-name="P200">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0091913195408947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46165884158350014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440441"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43862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03384528719313161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63891378146887955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7789971721581242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42436473038343325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387699948395687851"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378607106819037017" text:style-name="L32">
        <text:list-item>
          <text:list>
            <text:list-header>
              <text:p text:style-name="P186">0.25 miles in 2:54</text:p>
              <text:p text:style-name="P186">1 mile in 9:21 going faster as I ran and ending at around 8:30 pace</text:p>
            </text:list-header>
          </text:list>
        </text:list-item>
      </text:list>
      <text:list xml:id="list4320075981202245037"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344372003143675032"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5821019324173581201"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oft-page-break/><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74267411987673355"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2T15:16:56.89</dc:date>
    <dc:creator>James Lombardi</dc:creator>
    <meta:editing-duration>P22DT20H40M25S</meta:editing-duration>
    <meta:editing-cycles>1845</meta:editing-cycles>
    <meta:generator>OpenOffice/4.1.2$Win32 OpenOffice.org_project/412m3$Build-9782</meta:generator>
    <meta:document-statistic meta:table-count="0" meta:image-count="9" meta:object-count="0" meta:page-count="185" meta:paragraph-count="5359" meta:word-count="57690" meta:character-count="295849"/>
  </office:meta>
</office:document-meta>
</file>